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eb11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width="0.07cm" svg:stroke-color="#ffeb11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0" style:family="graphic" style:parent-style-name="standard">
      <style:graphic-properties svg:stroke-width="0.07cm" svg:stroke-color="#ffff00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solid" draw:fill-color="#000000" fo:min-height="7.8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 style:list-style-name="L3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1.3cm" fo:margin-right="0cm" fo:margin-top="0cm" fo:margin-bottom="0cm" text:enable-numbering="false" fo:text-indent="-1.3cm"/>
    </style:style>
    <style:style style:name="P15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6" style:family="paragraph">
      <style:paragraph-properties fo:margin-left="0cm" fo:margin-right="0cm" fo:margin-top="0cm" fo:margin-bottom="0cm" fo:text-align="start" text:enable-numbering="false" fo:text-indent="0cm"/>
    </style:style>
    <style:style style:name="P17" style:family="paragraph">
      <style:paragraph-properties fo:margin-left="1.2cm" fo:margin-right="0cm" fo:margin-top="0cm" fo:margin-bottom="0cm" text:enable-numbering="false" fo:text-indent="-0.9cm"/>
    </style:style>
    <style:style style:name="P18" style:family="paragraph">
      <style:paragraph-properties fo:margin-left="1.2cm" fo:margin-right="0cm" fo:margin-top="0cm" fo:margin-bottom="0cm" text:enable-numbering="false" fo:text-indent="-0.9cm"/>
      <style:text-properties fo:color="#ffffff" fo:font-family="'Courier 10 Pitch'" style:font-pitch="fixed"/>
    </style:style>
    <style:style style:name="P19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22pt" style:font-size-asian="22pt" style:font-size-complex="22pt"/>
    </style:style>
    <style:style style:name="P20" style:family="paragraph">
      <style:paragraph-properties fo:margin-left="1.411cm" fo:margin-right="0cm" fo:margin-top="0cm" fo:margin-bottom="0cm" text:enable-numbering="false" fo:text-indent="-1.411cm"/>
    </style:style>
    <style:style style:name="P2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2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5" style:family="paragraph">
      <style:text-properties fo:font-family="Verdana" style:font-family-generic="swiss" style:font-pitch="variable" fo:font-size="20pt" style:font-size-asian="20pt" style:font-size-complex="20pt"/>
    </style:style>
    <style:style style:name="P26" style:family="paragraph">
      <style:paragraph-properties fo:margin-left="1.2cm" fo:margin-right="0cm" fo:margin-top="0cm" fo:margin-bottom="0.3cm" text:enable-numbering="false" fo:text-indent="-0.9cm"/>
    </style:style>
    <style:style style:name="P27" style:family="paragraph">
      <style:paragraph-properties fo:margin-left="2.993cm" fo:margin-right="0cm" fo:margin-top="0cm" fo:margin-bottom="0cm" text:enable-numbering="false" fo:text-indent="-2.993cm"/>
    </style:style>
    <style:style style:name="P28" style:family="paragraph">
      <style:paragraph-properties fo:margin-left="1.496cm" fo:margin-right="0cm" fo:margin-top="0cm" fo:margin-bottom="0cm" text:enable-numbering="false" fo:text-indent="-1.496cm"/>
    </style:style>
    <style:style style:name="P2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30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1" style:family="paragraph">
      <style:paragraph-properties fo:margin-left="1.2cm" fo:margin-right="0cm" fo:text-indent="-0.9cm"/>
      <style:text-properties fo:font-size="13.6999998092651pt" style:font-size-asian="13.6999998092651pt" style:font-size-complex="13.6999998092651pt"/>
    </style:style>
    <style:style style:name="P32" style:family="paragraph">
      <style:paragraph-properties fo:margin-left="1.2cm" fo:margin-right="0cm" fo:text-indent="-0.9cm"/>
      <style:text-properties fo:font-size="11.6999998092651pt" style:font-size-asian="11.6999998092651pt" style:font-size-complex="11.6999998092651pt"/>
    </style:style>
    <style:style style:name="P33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4" style:family="paragraph">
      <style:paragraph-properties fo:margin-left="1.2cm" fo:margin-right="0cm" fo:text-indent="-0.9cm"/>
      <style:text-properties fo:font-size="12.6000003814697pt" style:font-size-asian="12.6000003814697pt" style:font-size-complex="12.6000003814697pt"/>
    </style:style>
    <style:style style:name="P35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6" style:family="paragraph">
      <style:paragraph-properties fo:margin-left="2.07cm" fo:margin-right="0cm" fo:margin-top="0cm" fo:margin-bottom="0cm" text:enable-numbering="false" fo:text-indent="-2.07cm"/>
    </style:style>
    <style:style style:name="P37" style:family="paragraph">
      <style:paragraph-properties fo:margin-left="2.07cm" fo:margin-right="0cm" fo:margin-top="0cm" fo:margin-bottom="0cm" text:enable-numbering="false" fo:text-indent="-2.07cm"/>
      <style:text-properties fo:font-family="'Courier 10 Pitch'" style:font-pitch="fixed" fo:font-size="14.5pt" style:font-size-asian="14.5pt" style:font-size-complex="14.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color="#ff0000" fo:font-family="'Courier 10 Pitch'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color="#ff0000" fo:font-family="'Courier 10 Pitch'" style:font-pitch="fixed" fo:font-size="15pt" style:font-size-asian="15pt" style:font-size-complex="15pt"/>
    </style:style>
    <style:style style:name="T14" style:family="text">
      <style:text-properties fo:font-family="'Courier 10 Pitch'" style:font-pitch="fixed" fo:font-size="14pt" style:font-size-asian="14pt" style:font-size-complex="14pt"/>
    </style:style>
    <style:style style:name="T15" style:family="text">
      <style:text-properties fo:color="#ffffff" fo:font-family="'Courier 10 Pitch'" style:font-pitch="fixed" fo:font-size="18pt" style:font-size-asian="18pt" style:font-size-complex="18pt"/>
    </style:style>
    <style:style style:name="T16" style:family="text">
      <style:text-properties fo:color="#0099ff" fo:font-family="'Courier 10 Pitch'" style:font-pitch="fixed" fo:font-size="18pt" style:font-size-asian="18pt" style:font-size-complex="18pt"/>
    </style:style>
    <style:style style:name="T17" style:family="text">
      <style:text-properties fo:font-family="'Courier 10 Pitch'" style:font-pitch="fixed" fo:font-size="22pt" style:font-size-asian="22pt" style:font-size-complex="22pt"/>
    </style:style>
    <style:style style:name="T18" style:family="text">
      <style:text-properties fo:font-family="'Courier 10 Pitch'" style:font-pitch="fixed" fo:font-size="17pt" style:font-size-asian="17pt" style:font-size-complex="17pt"/>
    </style:style>
    <style:style style:name="T19" style:family="text">
      <style:text-properties fo:font-family="'Courier 10 Pitch'" style:font-pitch="fixed" fo:font-size="16.5pt" style:font-size-asian="16.5pt" style:font-size-complex="16.5pt"/>
    </style:style>
    <style:style style:name="T20" style:family="text">
      <style:text-properties fo:font-family="Verdana" style:font-family-generic="swiss" style:font-pitch="variable" fo:font-size="20pt" style:font-size-asian="20pt" style:font-size-complex="20pt"/>
    </style:style>
    <style:style style:name="T21" style:family="text">
      <style:text-properties fo:font-family="Verdana" style:font-family-generic="swiss" style:font-pitch="variable" fo:font-size="22pt" style:font-size-asian="22pt" style:font-size-complex="2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'Courier 10 Pitch'" style:font-pitch="fixed"/>
    </style:style>
    <style:style style:name="T24" style:family="text">
      <style:text-properties fo:font-family="'Courier 10 Pitch'" style:font-pitch="fixed" fo:font-size="9pt" style:font-size-asian="9pt" style:font-size-complex="9pt"/>
    </style:style>
    <style:style style:name="T25" style:family="text">
      <style:text-properties fo:color="#ff0000" fo:font-family="'Courier 10 Pitch'" style:font-pitch="fixed" fo:font-size="9pt" style:font-size-asian="9pt" style:font-size-complex="9pt"/>
    </style:style>
    <style:style style:name="T26" style:family="text">
      <style:text-properties fo:font-family="'Courier 10 Pitch'" style:font-pitch="fixed" fo:font-size="16pt" style:font-size-asian="16pt" style:font-size-complex="16pt"/>
    </style:style>
    <style:style style:name="T27" style:family="text">
      <style:text-properties fo:font-family="Verdana" style:font-family-generic="swiss" style:font-pitch="variable" fo:font-size="16pt" style:font-size-asian="16pt" style:font-size-complex="16pt"/>
    </style:style>
    <style:style style:name="T28" style:family="text">
      <style:text-properties fo:font-family="'Courier 10 Pitch'" style:font-pitch="fixed" fo:font-size="13.6999998092651pt" style:font-size-asian="13.6999998092651pt" style:font-size-complex="13.6999998092651pt"/>
    </style:style>
    <style:style style:name="T29" style:family="text">
      <style:text-properties fo:color="#ff0000" fo:font-family="'Courier 10 Pitch'" style:font-pitch="fixed" fo:font-size="13.6999998092651pt" style:font-size-asian="13.6999998092651pt" style:font-size-complex="13.6999998092651pt"/>
    </style:style>
    <style:style style:name="T30" style:family="text">
      <style:text-properties fo:font-family="'Courier 10 Pitch'" style:font-pitch="fixed" fo:font-size="11.6999998092651pt" style:font-size-asian="11.6999998092651pt" style:font-size-complex="11.6999998092651pt"/>
    </style:style>
    <style:style style:name="T31" style:family="text">
      <style:text-properties fo:font-family="Verdana" style:font-family-generic="swiss" style:font-pitch="variable" fo:font-size="15pt" style:font-size-asian="15pt" style:font-size-complex="15pt"/>
    </style:style>
    <style:style style:name="T32" style:family="text">
      <style:text-properties fo:font-family="'Courier 10 Pitch'" style:font-pitch="fixed" fo:font-size="12.6000003814697pt" style:font-size-asian="12.6000003814697pt" style:font-size-complex="12.6000003814697pt"/>
    </style:style>
    <style:style style:name="T33" style:family="text">
      <style:text-properties fo:font-family="'Courier 10 Pitch'" style:font-pitch="fixed" fo:font-size="12pt" style:font-size-asian="12pt" style:font-size-complex="12pt"/>
    </style:style>
    <style:style style:name="T34" style:family="text">
      <style:text-properties fo:font-family="'Courier 10 Pitch'" style:font-pitch="fixed" fo:font-size="18pt" style:font-size-asian="18pt" style:font-size-complex="18pt"/>
    </style:style>
    <style:style style:name="T35" style:family="text">
      <style:text-properties fo:color="#ff0000" fo:font-family="'Courier 10 Pitch'" style:font-pitch="fixed" fo:font-size="18pt" style:font-size-asian="18pt" style:font-size-complex="18pt"/>
    </style:style>
    <style:style style:name="T36" style:family="text">
      <style:text-properties fo:font-family="'Courier 10 Pitch'" style:font-pitch="fixed" fo:font-size="12.3000001907349pt" style:font-size-asian="12.3000001907349pt" style:font-size-complex="12.3000001907349pt"/>
    </style:style>
    <style:style style:name="T37" style:family="text">
      <style:text-properties fo:color="#ff0000" fo:font-family="'Courier 10 Pitch'" style:font-pitch="fixed" fo:font-size="12.3000001907349pt" style:font-size-asian="12.3000001907349pt" style:font-size-complex="12.3000001907349pt"/>
    </style:style>
    <style:style style:name="T38" style:family="text">
      <style:text-properties fo:font-family="'Courier 10 Pitch'" style:font-pitch="fixed" fo:font-size="14.5pt" style:font-size-asian="14.5pt" style:font-size-complex="14.5pt"/>
    </style:style>
    <style:style style:name="T39" style:family="text">
      <style:text-properties fo:color="#ff0000" fo:font-family="'Courier 10 Pitch'" style:font-pitch="fixed" fo:font-size="14.5pt" style:font-size-asian="14.5pt" style:font-size-complex="14.5pt"/>
    </style:style>
    <style:style style:name="T40" style:family="text">
      <style:text-properties fo:font-family="'Courier 10 Pitch'" style:font-pitch="fixed" fo:font-size="16pt" style:font-size-asian="16pt" style:font-size-complex="16pt"/>
    </style:style>
    <style:style style:name="T41" style:family="text">
      <style:text-properties fo:color="#ff0000"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0.3cm" text:min-label-width="0.9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7" draw:layer="layout" svg:width="23.911cm" svg:height="2.593cm" svg:x="4.088cm" svg:y="1.267cm" presentation:class="title" presentation:user-transformed="true">
          <draw:text-box>
            <text:p text:style-name="P1"><text:span text:style-name="T5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3T19">
        <office:forms form:automatic-focus="false" form:apply-design-mode="false"/>
        <draw:frame presentation:style-name="pr1" draw:text-style-name="P7" draw:layer="layout" svg:width="23.911cm" svg:height="3.104cm" svg:x="4.088cm" svg:y="1.012cm" presentation:class="title">
          <draw:text-box>
            <text:p text:style-name="P1"><text:span text:style-name="T5">InterMine's project architecture</text:span></text:p>
          </draw:text-box>
        </draw:frame>
        <draw:custom-shape draw:style-name="gr2" draw:text-style-name="P8" draw:id="id1" draw:layer="layout" svg:width="6.565cm" svg:height="1.498cm" svg:x="10.813cm" svg:y="13.514cm">
          <text:p text:style-name="P8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2.131cm" svg:height="2.88cm" svg:x="13.028cm" svg:y="16.308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9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2" draw:text-style-name="P8" draw:id="id3" draw:layer="layout" svg:width="6.565cm" svg:height="1.498cm" svg:x="14.692cm" svg:y="10.61cm">
          <text:p text:style-name="P8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2" draw:text-style-name="P8" draw:id="id4" draw:layer="layout" svg:width="6.565cm" svg:height="1.498cm" svg:x="6.893cm" svg:y="10.71cm">
          <text:p text:style-name="P8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2" draw:text-style-name="P8" draw:id="id5" draw:layer="layout" svg:width="6.565cm" svg:height="1.498cm" svg:x="6.894cm" svg:y="7.91cm">
          <text:p text:style-name="P8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5" draw:text-style-name="P8" draw:id="id6" draw:layer="layout" svg:width="6.565cm" svg:height="1.498cm" svg:x="10.814cm" svg:y="5.014cm">
          <text:p text:style-name="P8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4" draw:text-style-name="P9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6" draw:text-style-name="P8" draw:id="id7" draw:layer="layout" svg:width="6.278cm" svg:height="1.383cm" svg:x="18.345cm" svg:y="5.068cm">
          <text:p text:style-name="P8">Your project</text:p>
          <draw:enhanced-geometry svg:viewBox="0 0 21600 21600" draw:type="rectangle" draw:enhanced-path="M 0 0 L 21600 0 21600 21600 0 21600 0 0 Z N"/>
        </draw:custom-shape>
        <draw:connector draw:style-name="gr4" draw:text-style-name="P9" draw:id="id59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4" draw:text-style-name="P9" draw:id="id60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The ObjectStore project</text:p>
          </draw:text-box>
        </draw:frame>
        <draw:custom-shape draw:style-name="gr7" draw:text-style-name="P11" draw:id="id8" draw:layer="layout" svg:width="4.664cm" svg:height="1.347cm" svg:x="8.056cm" svg:y="9.548cm">
          <text:p text:style-name="P8"><text:span text:style-name="T6">ObjectSto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3" draw:layer="layout" svg:width="5.918cm" svg:height="1.465cm" svg:x="8.847cm" svg:y="11.997cm">
          <text:p text:style-name="P8"><text:span text:style-name="T6">SQL 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4" draw:layer="layout" svg:width="3.836cm" svg:height="1.211cm" svg:x="9.876cm" svg:y="14.297cm">
          <text:p text:style-name="P8"><text:span text:style-name="T6">Optimis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2" draw:layer="layout" svg:width="2.929cm" svg:height="2.631cm" svg:x="15.502cm" svg:y="11.805cm">
          <text:p text:style-name="P8"><text:span text:style-name="T7">Temp</text:span></text:p>
          <text:p text:style-name="P8"><text:span text:style-name="T7">table</text:span></text:p>
          <text:p text:style-name="P8"><text:span text:style-name="T7">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2.131cm" svg:height="2.88cm" svg:x="13.478cm" svg:y="15.955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1" draw:id="id10" draw:layer="layout" svg:width="3.287cm" svg:height="1.347cm" svg:x="6.266cm" svg:y="6.399cm">
          <text:p text:style-name="P8"><text:span text:style-name="T6">Resul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layer="layout" svg:width="2.96cm" svg:height="1.347cm" svg:x="10.249cm" svg:y="6.424cm">
          <text:p text:style-name="P8"><text:span text:style-name="T6">Quer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6" draw:layer="layout" svg:width="4.556cm" svg:height="2.264cm" svg:x="3.474cm" svg:y="13.096cm">
          <text:p text:style-name="P8"><text:span text:style-name="T6">Results</text:span></text:p>
          <text:p text:style-name="P8"><text:span text:style-name="T6">Conver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9" draw:layer="layout" draw:type="line" svg:x1="8.737cm" svg:y1="10.697cm" svg:x2="6.484cm" svg:y2="13.143cm" draw:start-shape="id8" draw:start-glue-point="7" svg:d="m8737 10697-2253 2446">
          <text:p text:style-name="P1"/>
        </draw:connector>
        <draw:line draw:style-name="gr8" draw:text-style-name="P9" draw:layer="layout" svg:x1="8.429cm" svg:y1="7.703cm" svg:x2="9.202cm" svg:y2="9.673cm">
          <text:p text:style-name="P1"/>
        </draw:line>
        <draw:line draw:style-name="gr8" draw:text-style-name="P9" draw:layer="layout" svg:x1="11.197cm" svg:y1="9.574cm" svg:x2="11.522cm" svg:y2="7.781cm">
          <text:p text:style-name="P1"/>
        </draw:line>
        <draw:custom-shape draw:style-name="gr7" draw:text-style-name="P11" draw:id="id9" draw:layer="layout" svg:width="7.459cm" svg:height="1.347cm" svg:x="17.956cm" svg:y="9.549cm">
          <text:p text:style-name="P8"><text:span text:style-name="T6">ObjectStore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9" draw:layer="layout" draw:type="line" svg:x1="12.72cm" svg:y1="10.221cm" svg:x2="17.956cm" svg:y2="10.222cm" draw:start-shape="id8" draw:start-glue-point="10" draw:end-shape="id9" draw:end-glue-point="6" svg:d="m12720 10221 5236 1">
          <text:p text:style-name="P1"/>
        </draw:connector>
        <draw:custom-shape draw:style-name="gr2" draw:text-style-name="P11" draw:id="id11" draw:layer="layout" svg:width="4.295cm" svg:height="2.657cm" svg:x="1.295cm" svg:y="5.756cm">
          <text:p text:style-name="P8"><text:span text:style-name="T6">Prefetch</text:span></text:p>
          <text:p text:style-name="P8"><text:span text:style-name="T6">Manag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9" draw:layer="layout" draw:type="line" svg:x1="6.266cm" svg:y1="7.072cm" svg:x2="5.59cm" svg:y2="7.084cm" draw:start-shape="id10" draw:start-glue-point="6" draw:end-shape="id11" draw:end-glue-point="10" svg:d="m6266 7072-676 12">
          <text:p text:style-name="P1"/>
        </draw:connector>
        <draw:custom-shape draw:style-name="gr2" draw:text-style-name="P11" draw:id="id12" draw:layer="layout" svg:width="4.556cm" svg:height="1.713cm" svg:x="18.929cm" svg:y="13.622cm">
          <text:p text:style-name="P8"><text:span text:style-name="T6">SQL Writ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9" draw:layer="layout" svg:x1="19.452cm" svg:y1="15.013cm" svg:x2="15.611cm" svg:y2="16.632cm">
          <text:p text:style-name="P1"/>
        </draw:line>
        <draw:connector draw:style-name="gr4" draw:text-style-name="P9" draw:layer="layout" draw:type="line" svg:x1="21.685cm" svg:y1="10.896cm" svg:x2="21.206cm" svg:y2="13.622cm" draw:start-shape="id9" draw:start-glue-point="8" draw:end-shape="id12" draw:end-glue-point="4" svg:d="m21685 10896-479 2726">
          <text:p text:style-name="P1"/>
        </draw:connector>
        <draw:line draw:style-name="gr4" draw:text-style-name="P9" draw:layer="layout" svg:x1="11.123cm" svg:y1="10.849cm" svg:x2="11.472cm" svg:y2="11.996cm">
          <text:p text:style-name="P1"/>
        </draw:line>
        <draw:connector draw:style-name="gr4" draw:text-style-name="P9" draw:layer="layout" draw:type="line" svg:x1="11.805cm" svg:y1="13.462cm" svg:x2="11.793cm" svg:y2="14.297cm" draw:start-shape="id13" draw:start-glue-point="8" draw:end-shape="id14" draw:end-glue-point="4" svg:d="m11805 13462-12 835">
          <text:p text:style-name="P1"/>
        </draw:connector>
        <draw:line draw:style-name="gr4" draw:text-style-name="P9" draw:layer="layout" svg:x1="12.943cm" svg:y1="15.412cm" svg:x2="13.567cm" svg:y2="16.26cm">
          <text:p text:style-name="P1"/>
        </draw:line>
        <draw:connector draw:style-name="gr4" draw:text-style-name="P9" draw:layer="layout" draw:type="line" svg:x1="13.478cm" svg:y1="17.394cm" svg:x2="7.363cm" svg:y2="15.028cm" draw:start-shape="id15" draw:start-glue-point="6" draw:end-shape="id16" draw:end-glue-point="9" svg:d="m13478 17394-6115-2366">
          <text:p text:style-name="P1"/>
        </draw:connector>
        <draw:line draw:style-name="gr4" draw:text-style-name="P9" draw:layer="layout" svg:x1="14.739cm" svg:y1="12.769cm" svg:x2="15.537cm" svg:y2="12.893cm">
          <text:p text:style-name="P1"/>
        </draw:line>
        <draw:line draw:style-name="gr4" draw:text-style-name="P9" draw:layer="layout" svg:x1="18.355cm" svg:y1="13.542cm" svg:x2="19.203cm" svg:y2="14.0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97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&lt;project name="tutorial" default="default" basedir="."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description&gt;For CSS2008&lt;/description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mport file="</text:span><text:span text:style-name="T10">...</text:span><text:span text:style-name="T9">/imbuild/objectstore.xml"/&gt;</text:span></text:p>
              </text:list-item>
            </text:list>
            <text:list text:style-name="L3">
              <text:list-item>
                <text:p text:style-name="P13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9">compile.dependencies = intermine/integrate/main</text:span></text:p>
              </text:list-item>
            </text:list>
            <text:list text:style-name="L4">
              <text:list-item>
                <text:p text:style-name="P14"><text:span text:style-name="T9">objectstore.name = os.tutorial</text:span></text:p>
              </text:list-item>
            </text:list>
            <text:list text:style-name="L4">
              <text:list-item>
                <text:p text:style-name="P14"><text:span text:style-name="T9">model.name = tutorialmodel</text:span></text:p>
              </text:list-item>
            </text:list>
            <text:list text:style-name="L4">
              <text:list-item>
                <text:p text:style-name="P14"><text:span text:style-name="T9">intermine.properties.file = csstutorial.properties</text:span></text:p>
              </text:list-item>
            </text:list>
            <text:list text:style-name="L4">
              <text:list-item>
                <text:p text:style-name="P14"><text:span text:style-name="T9">default.intermine.properties.file = ../default.intermine.integrate.properties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4.887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2">
              <text:list-item>
                <text:list>
                  <text:list-item>
                    <text:p text:style-name="P6">A file named tutorialmodel_model.xml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11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”tutorialmodel.HasName” is-interface=”true”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”name” type=”java.lang.String”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"fullTime" type="boolean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attribute name="age" type="int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<text:tab/></text:span><text:span text:style-name="T11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5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5"><text:span text:style-name="T11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6"><text:span text:style-name="T12">db.tutorial.datasource.class=org.postgresql.jdbc3.Jdbc3PoolingDataSource</text:span></text:p>
              </text:list-item>
            </text:list>
            <text:list text:style-name="L3">
              <text:list-item>
                <text:p text:style-name="P16"><text:span text:style-name="T12">db.tutorial.datasource.dataSourceName=db.common-tgt-items</text:span></text:p>
              </text:list-item>
            </text:list>
            <text:list text:style-name="L3">
              <text:list-item>
                <text:p text:style-name="P16"><text:span text:style-name="T12">db.tutorial.datasource.maxConnections=10</text:span></text:p>
              </text:list-item>
            </text:list>
            <text:list text:style-name="L3">
              <text:list-item>
                <text:p text:style-name="P16"><text:span text:style-name="T12">db.tutorial.driver=org.postgresql.Driver</text:span></text:p>
              </text:list-item>
            </text:list>
            <text:list text:style-name="L3">
              <text:list-item>
                <text:p text:style-name="P16"><text:span text:style-name="T12">db.tutorial.platform=PostgreSQL</text:span></text:p>
              </text:list-item>
            </text:list>
            <text:list text:style-name="L3">
              <text:list-item>
                <text:p text:style-name="P16"><text:span text:style-name="T12">db.tutorial.datasource.serverName=</text:span><text:span text:style-name="T13">server.flymine.org</text:span></text:p>
              </text:list-item>
            </text:list>
            <text:list text:style-name="L3">
              <text:list-item>
                <text:p text:style-name="P16"><text:span text:style-name="T12">db.tutorial.datasource.databaseName=tutorial</text:span></text:p>
              </text:list-item>
            </text:list>
            <text:list text:style-name="L3">
              <text:list-item>
                <text:p text:style-name="P16"><text:span text:style-name="T12">db.tutorial.datasource.user=</text:span><text:span text:style-name="T13">fred</text:span></text:p>
              </text:list-item>
            </text:list>
            <text:list text:style-name="L3">
              <text:list-item>
                <text:p text:style-name="P16"><text:span text:style-name="T12">db.tutorial.datasource.password=</text:span><text:span text:style-name="T13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6"><text:span text:style-name="T14">os.tutorial.class=org.intermine.objectstore.intermine.ObjectStoreInterMineImpl</text:span></text:p>
              </text:list-item>
            </text:list>
            <text:list text:style-name="L3">
              <text:list-item>
                <text:p text:style-name="P16"><text:span text:style-name="T14">os.tutorial.db=db.tutorial</text:span></text:p>
              </text:list-item>
            </text:list>
            <text:list text:style-name="L3">
              <text:list-item>
                <text:p text:style-name="P16"><text:span text:style-name="T14">os.tutorial.noNotXml=false</text:span></text:p>
              </text:list-item>
            </text:list>
            <text:list text:style-name="L3">
              <text:list-item>
                <text:p text:style-name="P16"><text:span text:style-name="T14">os.tutorial.model=tutorialmodel</text:span></text:p>
              </text:list-item>
            </text:list>
            <text:list text:style-name="L3">
              <text:list-item>
                <text:p text:style-name="P16"><text:span text:style-name="T14">os.tutorial.minBagTableSize=10000</text:span></text:p>
              </text:list-item>
            </text:list>
            <text:list text:style-name="L3">
              <text:list-item>
                <text:p text:style-name="P16"><text:span text:style-name="T14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6"><text:span text:style-name="T14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11" draw:text-style-name="P18" draw:layer="layout" svg:width="18.545cm" svg:height="8.108cm" svg:x="3.226cm" svg:y="7.285cm">
          <draw:text-box>
            <text:list text:style-name="L6">
              <text:list-item>
                <text:list>
                  <text:list-item>
                    <text:p text:style-name="P17"><text:span text:style-name="T15">$ tre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6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-- </text:span><text:span text:style-name="T16">dbmod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-- build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-- </text:span><text:span text:style-name="T16">li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-- project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-- </text:span><text:span text:style-name="T16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 <text:s text:c="2"/>`-- tutorialmodel_keyDefs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|-- </text:span><text:span text:style-name="T16">sr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| <text:s text:c="2"/>`-- tutorialmodel_model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6" draw:text-style-name="P19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7">test=# \d employee</text:span></text:p>
              </text:list-item>
            </text:list>
            <text:list text:style-name="L3">
              <text:list-item>
                <text:p text:style-name="P13"><text:span text:style-name="T17"><text:s text:c="13"/></text:span><text:span text:style-name="T17">Table "public.employee"</text:span></text:p>
              </text:list-item>
            </text:list>
            <text:list text:style-name="L3">
              <text:list-item>
                <text:p text:style-name="P13"><text:span text:style-name="T17"><text:s text:c="11"/></text:span><text:span text:style-name="T17">Column <text:s text:c="10"/>| <text:s/>Type <text:s text:c="2"/>| Modifiers </text:span></text:p>
              </text:list-item>
            </text:list>
            <text:list text:style-name="L3">
              <text:list-item>
                <text:p text:style-name="P13"><text:span text:style-name="T17">----------------------------+---------+-----------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object <text:s text:c="20"/>| text <text:s text:c="3"/>|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fulltime <text:s text:c="18"/>| boolean | not null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id <text:s text:c="24"/>| integer | not null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name <text:s text:c="22"/>| text <text:s text:c="3"/>| 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age <text:s text:c="23"/>| integer | not null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departmentid <text:s text:c="14"/>| integer | 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class <text:s text:c="21"/>| text <text:s text:c="3"/>| </text:span></text:p>
              </text:list-item>
            </text:list>
            <text:list text:style-name="L3">
              <text:list-item>
                <text:p text:style-name="P13"><text:span text:style-name="T17">Indexes:</text:span></text:p>
              </text:list-item>
            </text:list>
            <text:list text:style-name="L3">
              <text:list-item>
                <text:p text:style-name="P13"><text:span text:style-name="T17"><text:s text:c="4"/></text:span><text:span text:style-name="T17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3"><text:span text:style-name="T18">import org.intermine.objectstore.*;</text:span></text:p>
              </text:list-item>
            </text:list>
            <text:list text:style-name="L3">
              <text:list-item>
                <text:p text:style-name="P13"><text:span text:style-name="T18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7">
              <text:list-item>
                <text:p text:style-name="P20"><text:span text:style-name="T18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5.198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7">
              <text:list-item>
                <text:p text:style-name="P20"><text:span text:style-name="T18">import tutorialmodel.*;</text:span></text:p>
              </text:list-item>
            </text:list>
            <text:list text:style-name="L7">
              <text:list-item>
                <text:p text:style-name="P20"><text:span text:style-name="T18">ObjectStoreWriter osw = ObjectStoreWriterFactory.getObjectStoreWriter(“osw.tutorial”);</text:span></text:p>
              </text:list-item>
            </text:list>
            <text:list text:style-name="L7">
              <text:list-item>
                <text:p text:style-name="P20"><text:span text:style-name="T18">Employee e = new Employee();</text:span></text:p>
              </text:list-item>
            </text:list>
            <text:list text:style-name="L7">
              <text:list-item>
                <text:p text:style-name="P20"><text:span text:style-name="T18">e.setName(“Fred”);</text:span></text:p>
              </text:list-item>
            </text:list>
            <text:list text:style-name="L7">
              <text:list-item>
                <text:p text:style-name="P20"><text:span text:style-name="T18">e.setAge(5);</text:span></text:p>
              </text:list-item>
            </text:list>
            <text:list text:style-name="L7">
              <text:list-item>
                <text:p text:style-name="P20"><text:span text:style-name="T18">e.setFullTime(true);</text:span></text:p>
              </text:list-item>
            </text:list>
            <text:list text:style-name="L7">
              <text:list-item>
                <text:p text:style-name="P20"><text:span text:style-name="T18">System.out.println(“ID before storing: “ + e.getId());</text:span></text:p>
              </text:list-item>
            </text:list>
            <text:list text:style-name="L7">
              <text:list-item>
                <text:p text:style-name="P20"><text:span text:style-name="T18">osw.store(e);</text:span></text:p>
              </text:list-item>
            </text:list>
            <text:list text:style-name="L7">
              <text:list-item>
                <text:p text:style-name="P20"><text:span text:style-name="T18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7">
              <text:list-item>
                <text:p text:style-name="P20"><text:span text:style-name="T18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12" draw:text-style-name="P21" draw:id="id17" draw:layer="layout" svg:width="1.669cm" svg:height="1.03cm" svg:x="23.269cm" svg:y="12.411cm">
          <draw:text-box>
            <text:p text:style-name="P1"><text:span text:style-name="T3">null</text:span></text:p>
          </draw:text-box>
        </draw:frame>
        <draw:connector draw:style-name="gr4" draw:text-style-name="P9" draw:layer="layout" draw:type="line" svg:x1="23.269cm" svg:y1="12.926cm" svg:x2="21.828cm" svg:y2="12.93cm" draw:start-shape="id17" draw:start-glue-point="3" svg:d="m23269 12926-1441 4">
          <text:p text:style-name="P1"/>
        </draw:connector>
        <draw:frame draw:style-name="gr12" draw:text-style-name="P21" draw:id="id18" draw:layer="layout" svg:width="3.686cm" svg:height="1.03cm" svg:x="23.269cm" svg:y="13.811cm">
          <draw:text-box>
            <text:p text:style-name="P1"><text:span text:style-name="T3">872341</text:span></text:p>
          </draw:text-box>
        </draw:frame>
        <draw:connector draw:style-name="gr4" draw:text-style-name="P9" draw:layer="layout" draw:type="line" svg:x1="23.269cm" svg:y1="14.326cm" svg:x2="21.828cm" svg:y2="14.33cm" draw:start-shape="id18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73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18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8">
              <text:list-item>
                <text:p text:style-name="P22"><text:span text:style-name="T19">try {</text:span></text:p>
              </text:list-item>
            </text:list>
            <text:list text:style-name="L8">
              <text:list-item>
                <text:p text:style-name="P22"><text:span text:style-name="T19"><text:s/></text:span><text:span text:style-name="T19"><text:tab/></text:span><text:span text:style-name="T19">osw.beginTransaction();</text:span></text:p>
              </text:list-item>
            </text:list>
            <text:list text:style-name="L8">
              <text:list-item>
                <text:p text:style-name="P22"><text:span text:style-name="T19"><text:s/></text:span><text:span text:style-name="T19"><text:tab/></text:span><text:span text:style-name="T19">osw.store(e);</text:span></text:p>
              </text:list-item>
            </text:list>
            <text:list text:style-name="L8">
              <text:list-item>
                <text:p text:style-name="P22"><text:span text:style-name="T19"><text:s/></text:span><text:span text:style-name="T19"><text:tab/></text:span><text:span text:style-name="T19">System.out.println(“In transaction: “ + osw.isInTransaction());</text:span></text:p>
              </text:list-item>
            </text:list>
            <text:list text:style-name="L8">
              <text:list-item>
                <text:p text:style-name="P22"><text:span text:style-name="T19"><text:s/></text:span><text:span text:style-name="T19"><text:tab/></text:span><text:span text:style-name="T19">osw.commitTransaction();</text:span></text:p>
              </text:list-item>
            </text:list>
            <text:list text:style-name="L8">
              <text:list-item>
                <text:p text:style-name="P22"><text:span text:style-name="T19">} finally {</text:span></text:p>
              </text:list-item>
            </text:list>
            <text:list text:style-name="L8">
              <text:list-item>
                <text:p text:style-name="P22"><text:span text:style-name="T19"><text:s/></text:span><text:span text:style-name="T19"><text:tab/></text:span><text:span text:style-name="T19">osw.abortTransaction();</text:span></text:p>
              </text:list-item>
            </text:list>
            <text:list text:style-name="L8">
              <text:list-item>
                <text:p text:style-name="P22"><text:span text:style-name="T19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8">
              <text:list-item>
                <text:p text:style-name="P22"><text:span text:style-name="T19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3"><text:span text:style-name="T9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text-style-name="P5" draw:layer="layout" svg:width="24.465cm" svg:height="14.681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9">osw.store(new Employee() {</text:span></text:p>
              </text:list-item>
            </text:list>
            <text:list text:style-name="L2">
              <text:list-item>
                <text:p text:style-name="P24"><text:span text:style-name="T9"><text:s/></text:span><text:span text:style-name="T9"><text:tab/></text:span><text:span text:style-name="T9"><text:tab/></text:span><text:span text:style-name="T9">private int extraField;</text:span></text:p>
              </text:list-item>
            </text:list>
            <text:list text:style-name="L2">
              <text:list-item>
                <text:p text:style-name="P24"><text:span text:style-name="T9"><text:s/></text:span><text:span text:style-name="T9"><text:tab/></text:span><text:span text:style-name="T9"><text:tab/></text:span><text:span text:style-name="T9">public void setExtraField(int extraField) {</text:span></text:p>
              </text:list-item>
            </text:list>
            <text:list text:style-name="L2">
              <text:list-item>
                <text:p text:style-name="P24"><text:span text:style-name="T9"><text:s/></text:span><text:span text:style-name="T9"><text:tab/></text:span><text:span text:style-name="T9"><text:tab/></text:span><text:span text:style-name="T9"><text:tab/></text:span><text:span text:style-name="T9">this.extraField = extraField; };</text:span></text:p>
              </text:list-item>
            </text:list>
            <text:list text:style-name="L2">
              <text:list-item>
                <text:p text:style-name="P24"><text:span text:style-name="T9"><text:s/></text:span><text:span text:style-name="T9"><text:tab/></text:span><text:span text:style-name="T9"><text:tab/></text:span><text:span text:style-name="T9">public int getExtraField() { return extraField; };</text:span></text:p>
              </text:list-item>
            </text:list>
            <text:list text:style-name="L2">
              <text:list-item>
                <text:p text:style-name="P24"><text:span text:style-name="T9"><text:s/></text:span><text:span text:style-name="T9"><text:tab/></text:span><text:span text:style-name="T9">});</text:span></text:p>
              </text:list-item>
            </text:list>
          </draw:text-box>
        </draw:frame>
        <draw:frame draw:style-name="gr13" draw:text-style-name="P25" draw:layer="layout" svg:width="8.672cm" svg:height="0.86cm" svg:x="6.452cm" svg:y="19.238cm">
          <draw:text-box>
            <text:p text:style-name="P1"><text:span text:style-name="T20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7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7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7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3"><text:span text:style-name="T17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Query q = new Query();</text:span></text:p>
              </text:list-item>
            </text:list>
            <text:list text:style-name="L3">
              <text:list-item>
                <text:p text:style-name="P13"><text:span text:style-name="T17">QueryClass qc = new QueryClass(Employee.class);</text:span></text:p>
              </text:list-item>
            </text:list>
            <text:list text:style-name="L3">
              <text:list-item>
                <text:p text:style-name="P13"><text:span text:style-name="T17">q.addFrom(qc);</text:span></text:p>
              </text:list-item>
            </text:list>
            <text:list text:style-name="L3">
              <text:list-item>
                <text:p text:style-name="P13"><text:span text:style-name="T17">q.addToSelect(new QueryField(qc, “name”));</text:span></text:p>
              </text:list-item>
            </text:list>
            <text:list text:style-name="L3">
              <text:list-item>
                <text:p text:style-name="P13"><text:span text:style-name="T17">q.setConstraint(new SimpleConstraint(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<text:tab/></text:span><text:span text:style-name="T17"><text:tab/></text:span><text:span text:style-name="T17">new QueryField(qc, “age”),</text:span></text:p>
              </text:list-item>
            </text:list>
            <text:list text:style-name="L3">
              <text:list-item>
                <text:p text:style-name="P13"><text:span text:style-name="T17"><text:s/></text:span><text:span text:style-name="T17"><text:tab/></text:span><text:span text:style-name="T17"><text:tab/></text:span><text:span text:style-name="T17">ConstraintOp.GREATER_THAN, 25));</text:span></text:p>
              </text:list-item>
            </text:list>
            <text:list text:style-name="L3">
              <text:list-item>
                <text:p text:style-name="P13"><text:span text:style-name="T17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099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7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7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7">WHERE e = ? </text:span><text:span text:style-name="T17"><text:tab/></text:span><text:span text:style-name="T17"><text:tab/></text:span><text:span text:style-name="T17"><text:tab/></text:span><text:span text:style-name="T21">(an InterMineObjec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7">WHERE e IN ? </text:span><text:span text:style-name="T17"><text:tab/></text:span><text:span text:style-name="T17"><text:tab/></text:span><text:span text:style-name="T21">(a collection of object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7">WHERE e.name IN ? </text:span><text:span text:style-name="T17"><text:tab/></text:span><text:span text:style-name="T21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2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4.148cm" svg:height="14.966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3"><text:span text:style-name="T17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10">
              <text:list-item>
                <text:p text:style-name="P13"><text:span text:style-name="T17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1">
              <text:list-item>
                <text:p text:style-name="P27"><text:span text:style-name="T18">&lt;project type="tutorial"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property name="target.model" value="tutorialmodel"/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property name="common.os.prefix" value="common"/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property name="intermine.properties.file" value="csstutorial.properties"/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property name="default.intermine.properties.file"</text:span><text:span text:style-name="T18"><text:line-break/></text:span><text:span text:style-name="T18">location="../default.intermine.integrate.properties"/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sources&gt;</text:span></text:p>
              </text:list-item>
            </text:list>
            <text:list text:style-name="L11">
              <text:list-item>
                <text:p text:style-name="P27"><text:span text:style-name="T18"><text:s text:c="4"/></text:span><text:span text:style-name="T18">&lt;source name="source1" type="intermine-items-xml-file"&gt;</text:span></text:p>
              </text:list-item>
            </text:list>
            <text:list text:style-name="L11">
              <text:list-item>
                <text:p text:style-name="P27"><text:span text:style-name="T18"><text:s text:c="6"/></text:span><text:span text:style-name="T18">&lt;property name="src.data.file" location="data/source1.xml"/&gt;</text:span></text:p>
              </text:list-item>
            </text:list>
            <text:list text:style-name="L11">
              <text:list-item>
                <text:p text:style-name="P27"><text:span text:style-name="T18"><text:s text:c="4"/></text:span><text:span text:style-name="T18">&lt;/source&gt;</text:span></text:p>
              </text:list-item>
            </text:list>
            <text:list text:style-name="L11">
              <text:list-item>
                <text:p text:style-name="P27"><text:span text:style-name="T18"><text:s text:c="2"/></text:span><text:span text:style-name="T18">&lt;/sources&gt;</text:span></text:p>
              </text:list-item>
            </text:list>
            <text:list text:style-name="L11">
              <text:list-item>
                <text:p text:style-name="P27"><text:span text:style-name="T18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a source importing a file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3"><text:span text:style-name="T9">&lt;project name="tutorial-int" default="default" basedir="."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description&gt;perform integration&lt;/description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mport file="</text:span><text:span text:style-name="T10">...</text:span><text:span text:style-name="T9">/imbuild/integrate.xml"/&gt;</text:span></text:p>
              </text:list-item>
            </text:list>
            <text:list text:style-name="L3">
              <text:list-item>
                <text:p text:style-name="P13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2">
              <text:list-item>
                <text:p text:style-name="P28"><text:span text:style-name="T9">compile.dependencies = intermine/integrate/main,\</text:span></text:p>
              </text:list-item>
            </text:list>
            <text:list text:style-name="L12">
              <text:list-item>
                <text:p text:style-name="P28"><text:span text:style-name="T9"><text:s text:c="16"/>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8"><text:span text:style-name="T9">intermine.properties.file = csstutorial.properties</text:span></text:p>
              </text:list-item>
            </text:list>
            <text:list text:style-name="L12">
              <text:list-item>
                <text:p text:style-name="P28"><text:span text:style-name="T9">default.intermine.properties.file = ../default.intermine.integrate.properties</text:span></text:p>
              </text:list-item>
            </text:list>
            <text:list text:style-name="L12">
              <text:list-item>
                <text:p text:style-name="P28"><text:span text:style-name="T9">extra.project.dependencies = 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17"><text:span text:style-name="T24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17"><text:span text:style-name="T24">integration.production.osw=osw.tutorial</text:span></text:p>
              </text:list-item>
            </text:list>
            <text:list text:style-name="L2">
              <text:list-item>
                <text:p text:style-name="P17"><text:span text:style-name="T24">integration.production.datatrackerMaxSize=100000</text:span></text:p>
              </text:list-item>
            </text:list>
            <text:list text:style-name="L2">
              <text:list-item>
                <text:p text:style-name="P17"><text:span text:style-name="T24">integration.production.datatrackerCommitSize=50000</text:span></text:p>
              </text:list-item>
            </text:list>
            <text:list text:style-name="L2">
              <text:list-item>
                <text:p text:style-name="P17"><text:span text:style-name="T24">db.common-tgt-items.datasource.class=org.postgresql.jdbc3.Jdbc3PoolingDataSource</text:span></text:p>
              </text:list-item>
            </text:list>
            <text:list text:style-name="L2">
              <text:list-item>
                <text:p text:style-name="P17"><text:span text:style-name="T24">db.common-tgt-items.datasource.dataSourceName=db.common-tgt-items</text:span></text:p>
              </text:list-item>
            </text:list>
            <text:list text:style-name="L2">
              <text:list-item>
                <text:p text:style-name="P17"><text:span text:style-name="T24">db.common-tgt-items.datasource.maxConnections=10</text:span></text:p>
              </text:list-item>
            </text:list>
            <text:list text:style-name="L2">
              <text:list-item>
                <text:p text:style-name="P17"><text:span text:style-name="T24">db.common-tgt-items.driver=org.postgresql.Driver</text:span></text:p>
              </text:list-item>
            </text:list>
            <text:list text:style-name="L2">
              <text:list-item>
                <text:p text:style-name="P17"><text:span text:style-name="T24">db.common-tgt-items.platform=PostgreSQL</text:span></text:p>
              </text:list-item>
            </text:list>
            <text:list text:style-name="L2">
              <text:list-item>
                <text:p text:style-name="P17"><text:span text:style-name="T24">db.common-tgt-items.datasource.serverName=</text:span><text:span text:style-name="T25">server.flymine.org</text:span></text:p>
              </text:list-item>
            </text:list>
            <text:list text:style-name="L2">
              <text:list-item>
                <text:p text:style-name="P17"><text:span text:style-name="T24">db.common-tgt-items.datasource.databaseName=common-tgt-items</text:span></text:p>
              </text:list-item>
            </text:list>
            <text:list text:style-name="L2">
              <text:list-item>
                <text:p text:style-name="P17"><text:span text:style-name="T24">db.common-tgt-items.datasource.user=</text:span><text:span text:style-name="T25">fred</text:span></text:p>
              </text:list-item>
            </text:list>
            <text:list text:style-name="L2">
              <text:list-item>
                <text:p text:style-name="P17"><text:span text:style-name="T24">db.common-tgt-items.datasource.password=</text:span><text:span text:style-name="T25">whatever</text:span></text:p>
              </text:list-item>
            </text:list>
            <text:list text:style-name="L2">
              <text:list-item>
                <text:p text:style-name="P17"><text:span text:style-name="T24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7"><text:span text:style-name="T24">os.common-tgt-items-std.db=db.common-tgt-items</text:span></text:p>
              </text:list-item>
            </text:list>
            <text:list text:style-name="L2">
              <text:list-item>
                <text:p text:style-name="P17"><text:span text:style-name="T24">os.common-tgt-items-std.missingTables=InterMineObject</text:span></text:p>
              </text:list-item>
            </text:list>
            <text:list text:style-name="L2">
              <text:list-item>
                <text:p text:style-name="P17"><text:span text:style-name="T24">os.common-tgt-items-std.model=fulldata</text:span></text:p>
              </text:list-item>
            </text:list>
            <text:list text:style-name="L2">
              <text:list-item>
                <text:p text:style-name="P17"><text:span text:style-name="T24">os.common-tgt-items-std.minBagTableSize=10000</text:span></text:p>
              </text:list-item>
            </text:list>
            <text:list text:style-name="L2">
              <text:list-item>
                <text:p text:style-name="P17"><text:span text:style-name="T24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7"><text:span text:style-name="T24">osw.common-tgt-items.os=os.common-tgt-items-std</text:span></text:p>
              </text:list-item>
            </text:list>
            <text:list text:style-name="L2">
              <text:list-item>
                <text:p text:style-name="P17"><text:span text:style-name="T24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7"><text:span text:style-name="T24">os.common-tgt-items.os=os.common-tgt-items-std</text:span></text:p>
              </text:list-item>
            </text:list>
            <text:list text:style-name="L2">
              <text:list-item>
                <text:p text:style-name="P17"><text:span text:style-name="T24">os.common-tgt-items.model=fulldata</text:span></text:p>
              </text:list-item>
            </text:list>
            <text:list text:style-name="L2">
              <text:list-item>
                <text:p text:style-name="P17"><text:span text:style-name="T24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17"><text:span text:style-name="T24">os.common-translated-std.model=tutorialmodel</text:span></text:p>
              </text:list-item>
            </text:list>
            <text:list text:style-name="L2">
              <text:list-item>
                <text:p text:style-name="P17"><text:span text:style-name="T24">os.common-translated-std.os=os.common-tgt-items</text:span></text:p>
              </text:list-item>
            </text:list>
            <text:list text:style-name="L2">
              <text:list-item>
                <text:p text:style-name="P17"><text:span text:style-name="T24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17"><text:span text:style-name="T24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17"><text:span text:style-name="T24">os.common-translated.model=tutorialmodel</text:span></text:p>
              </text:list-item>
            </text:list>
            <text:list text:style-name="L2">
              <text:list-item>
                <text:p text:style-name="P17"><text:span text:style-name="T24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9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26">integration.production.class=</text:span><text:span text:style-name="T26"><text:line-break/></text:span><text:span text:style-name="T26">org.intermine.dataloader.IntegrationWriterDataTrackingImpl</text:span></text:p>
              </text:list-item>
            </text:list>
            <text:list text:style-name="L2">
              <text:list-item>
                <text:p text:style-name="P17"><text:span text:style-name="T26">integration.production.osw=osw.tutorial</text:span></text:p>
              </text:list-item>
            </text:list>
            <text:list text:style-name="L2">
              <text:list-item>
                <text:p text:style-name="P17"><text:span text:style-name="T26">integration.production.datatrackerMaxSize=100000</text:span></text:p>
              </text:list-item>
            </text:list>
            <text:list text:style-name="L2">
              <text:list-item>
                <text:p text:style-name="P17"><text:span text:style-name="T26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4" draw:text-style-name="P30" draw:id="id20" draw:layer="layout" svg:width="2.593cm" svg:height="2.669cm" svg:x="24.814cm" svg:y="17.606cm">
          <text:p text:style-name="P8"><text:span text:style-name="T27">db</text:span></text:p>
          <text:p text:style-name="P8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19" draw:layer="layout" svg:width="2.768cm" svg:height="2.419cm" svg:x="24.739cm" svg:y="14.364cm">
          <text:p text:style-name="P8"><text:span text:style-name="T27">os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3cm" svg:y1="16.783cm" svg:x2="26.11cm" svg:y2="17.606cm" draw:start-shape="id19" draw:start-glue-point="2" draw:end-shape="id20" draw:end-glue-point="5" svg:d="m26123 16783-13 823">
          <text:p text:style-name="P1"/>
        </draw:connector>
        <draw:custom-shape draw:style-name="gr14" draw:text-style-name="P30" draw:id="id21" draw:layer="layout" svg:width="2.768cm" svg:height="2.419cm" svg:x="24.739cm" svg:y="11.065cm">
          <text:p text:style-name="P8"><text:span text:style-name="T27">osw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3cm" svg:y1="13.484cm" svg:x2="26.123cm" svg:y2="14.364cm" draw:start-shape="id21" draw:start-glue-point="2" draw:end-shape="id19" draw:end-glue-point="0" svg:d="m26123 13484v880">
          <text:p text:style-name="P1"/>
        </draw:connector>
        <draw:custom-shape draw:style-name="gr14" draw:text-style-name="P30" draw:id="id22" draw:layer="layout" svg:width="3.491cm" svg:height="2.419cm" svg:x="24.365cm" svg:y="7.766cm">
          <text:p text:style-name="P8"><text:span text:style-name="T27">integration</text:span></text:p>
          <text:p text:style-name="P8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cm" svg:y1="10.185cm" svg:x2="26.123cm" svg:y2="11.065cm" draw:start-shape="id22" draw:start-glue-point="2" draw:end-shape="id21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1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17"><text:span text:style-name="T28">db.common-tgt-items.datasource.class=org.postgresql.jdbc3.Jdbc3PoolingDataSource</text:span></text:p>
              </text:list-item>
            </text:list>
            <text:list text:style-name="L2">
              <text:list-item>
                <text:p text:style-name="P17"><text:span text:style-name="T28">db.common-tgt-items.datasource.dataSourceName=db.common-tgt-items</text:span></text:p>
              </text:list-item>
            </text:list>
            <text:list text:style-name="L2">
              <text:list-item>
                <text:p text:style-name="P17"><text:span text:style-name="T28">db.common-tgt-items.datasource.maxConnections=10</text:span></text:p>
              </text:list-item>
            </text:list>
            <text:list text:style-name="L2">
              <text:list-item>
                <text:p text:style-name="P17"><text:span text:style-name="T28">db.common-tgt-items.driver=org.postgresql.Driver</text:span></text:p>
              </text:list-item>
            </text:list>
            <text:list text:style-name="L2">
              <text:list-item>
                <text:p text:style-name="P17"><text:span text:style-name="T28">db.common-tgt-items.platform=PostgreSQL</text:span></text:p>
              </text:list-item>
            </text:list>
            <text:list text:style-name="L2">
              <text:list-item>
                <text:p text:style-name="P17"><text:span text:style-name="T28">db.common-tgt-items.datasource.serverName=</text:span><text:span text:style-name="T29">server.flymine.org</text:span></text:p>
              </text:list-item>
            </text:list>
            <text:list text:style-name="L2">
              <text:list-item>
                <text:p text:style-name="P17"><text:span text:style-name="T28">db.common-tgt-items.datasource.databaseName=common-tgt-items</text:span></text:p>
              </text:list-item>
            </text:list>
            <text:list text:style-name="L2">
              <text:list-item>
                <text:p text:style-name="P17"><text:span text:style-name="T28">db.common-tgt-items.datasource.user=</text:span><text:span text:style-name="T29">fred</text:span></text:p>
              </text:list-item>
            </text:list>
            <text:list text:style-name="L2">
              <text:list-item>
                <text:p text:style-name="P17"><text:span text:style-name="T28">db.common-tgt-items.datasource.password=</text:span><text:span text:style-name="T29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<text:line-break/>graphs from flat data sources.</text:p>
                  </text:list-item>
                </text:list>
              </text:list-item>
            </text:list>
          </draw:text-box>
        </draw:frame>
        <draw:custom-shape draw:style-name="gr14" draw:text-style-name="P30" draw:layer="layout" svg:width="3.068cm" svg:height="3.443cm" svg:x="20.565cm" svg:y="16.833cm">
          <text:p text:style-name="P8"><text:span text:style-name="T27">db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24" draw:layer="layout" svg:width="2.593cm" svg:height="2.669cm" svg:x="24.815cm" svg:y="17.607cm">
          <text:p text:style-name="P8"><text:span text:style-name="T27">db</text:span></text:p>
          <text:p text:style-name="P8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23" draw:layer="layout" svg:width="2.768cm" svg:height="2.419cm" svg:x="24.74cm" svg:y="14.365cm">
          <text:p text:style-name="P8"><text:span text:style-name="T27">os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4cm" svg:y1="16.784cm" svg:x2="26.111cm" svg:y2="17.607cm" draw:start-shape="id23" draw:start-glue-point="2" draw:end-shape="id24" draw:end-glue-point="5" svg:d="m26124 16784-13 823">
          <text:p text:style-name="P1"/>
        </draw:connector>
        <draw:custom-shape draw:style-name="gr14" draw:text-style-name="P30" draw:id="id25" draw:layer="layout" svg:width="2.768cm" svg:height="2.419cm" svg:x="24.74cm" svg:y="11.066cm">
          <text:p text:style-name="P8"><text:span text:style-name="T27">osw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4cm" svg:y1="13.485cm" svg:x2="26.124cm" svg:y2="14.365cm" draw:start-shape="id25" draw:start-glue-point="2" draw:end-shape="id23" draw:end-glue-point="0" svg:d="m26124 13485v880">
          <text:p text:style-name="P1"/>
        </draw:connector>
        <draw:custom-shape draw:style-name="gr14" draw:text-style-name="P30" draw:id="id26" draw:layer="layout" svg:width="3.491cm" svg:height="2.419cm" svg:x="24.366cm" svg:y="7.767cm">
          <text:p text:style-name="P8"><text:span text:style-name="T27">integration</text:span></text:p>
          <text:p text:style-name="P8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1cm" svg:y1="10.186cm" svg:x2="26.124cm" svg:y2="11.066cm" draw:start-shape="id26" draw:start-glue-point="2" draw:end-shape="id25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2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0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7"><text:span text:style-name="T30">os.common-tgt-items-std.db=db.common-tgt-items</text:span></text:p>
              </text:list-item>
            </text:list>
            <text:list text:style-name="L2">
              <text:list-item>
                <text:p text:style-name="P17"><text:span text:style-name="T30">os.common-tgt-items-std.missingTables=InterMineObject</text:span></text:p>
              </text:list-item>
            </text:list>
            <text:list text:style-name="L2">
              <text:list-item>
                <text:p text:style-name="P17"><text:span text:style-name="T30">os.common-tgt-items-std.model=fulldata</text:span></text:p>
              </text:list-item>
            </text:list>
            <text:list text:style-name="L2">
              <text:list-item>
                <text:p text:style-name="P17"><text:span text:style-name="T30">os.common-tgt-items-std.minBagTableSize=10000</text:span></text:p>
              </text:list-item>
            </text:list>
            <text:list text:style-name="L2">
              <text:list-item>
                <text:p text:style-name="P17"><text:span text:style-name="T30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7"><text:span text:style-name="T30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4" draw:text-style-name="P30" draw:id="id28" draw:layer="layout" svg:width="3.068cm" svg:height="3.443cm" svg:x="20.565cm" svg:y="16.834cm">
          <text:p text:style-name="P8"><text:span text:style-name="T27">db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3" draw:id="id27" draw:layer="layout" svg:width="3.067cm" svg:height="2.37cm" svg:x="20.565cm" svg:y="13.616cm">
          <text:p text:style-name="P8"><text:span text:style-name="T31">os.common</text:span></text:p>
          <text:p text:style-name="P8"><text:span text:style-name="T31">-tgt</text:span></text:p>
          <text:p text:style-name="P8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6cm" svg:x2="22.098cm" svg:y2="16.834cm" draw:start-shape="id27" draw:start-glue-point="2" draw:end-shape="id28" draw:end-glue-point="5" svg:d="m22098 15986v848">
          <text:p text:style-name="P1"/>
        </draw:connector>
        <draw:custom-shape draw:style-name="gr14" draw:text-style-name="P30" draw:id="id29" draw:layer="layout" svg:width="3.067cm" svg:height="2.37cm" svg:x="16.266cm" svg:y="13.616cm">
          <text:p text:style-name="P8"><text:span text:style-name="T27">osw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1cm" svg:x2="20.565cm" svg:y2="14.801cm" draw:start-shape="id29" draw:start-glue-point="1" draw:end-shape="id27" draw:end-glue-point="3" svg:d="m19333 14801h1232">
          <text:p text:style-name="P1"/>
        </draw:connector>
        <draw:custom-shape draw:style-name="gr14" draw:text-style-name="P30" draw:id="id30" draw:layer="layout" svg:width="3.067cm" svg:height="2.37cm" svg:x="11.667cm" svg:y="13.616cm">
          <text:p text:style-name="P8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1cm" svg:x2="16.266cm" svg:y2="14.801cm" draw:start-shape="id30" draw:start-glue-point="1" draw:end-shape="id29" draw:end-glue-point="3" svg:d="m14734 14801h1532">
          <text:p text:style-name="P1"/>
        </draw:connector>
        <draw:custom-shape draw:style-name="gr14" draw:text-style-name="P30" draw:id="id31" draw:layer="layout" svg:width="3.791cm" svg:height="2.394cm" svg:x="11.312cm" svg:y="17.532cm">
          <text:p text:style-name="P8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2cm" svg:x2="13.2cm" svg:y2="15.986cm" draw:start-shape="id31" draw:start-glue-point="5" draw:end-shape="id30" draw:end-glue-point="2" svg:d="m13207 17532-7-1546">
          <text:p text:style-name="P1"/>
        </draw:connector>
        <draw:custom-shape draw:style-name="gr14" draw:text-style-name="P30" draw:id="id33" draw:layer="layout" svg:width="2.593cm" svg:height="2.669cm" svg:x="24.816cm" svg:y="17.608cm">
          <text:p text:style-name="P8"><text:span text:style-name="T27">db</text:span></text:p>
          <text:p text:style-name="P8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32" draw:layer="layout" svg:width="2.768cm" svg:height="2.419cm" svg:x="24.741cm" svg:y="14.366cm">
          <text:p text:style-name="P8"><text:span text:style-name="T27">os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5cm" svg:x2="26.112cm" svg:y2="17.608cm" draw:start-shape="id32" draw:start-glue-point="2" draw:end-shape="id33" draw:end-glue-point="5" svg:d="m26125 16785-13 823">
          <text:p text:style-name="P1"/>
        </draw:connector>
        <draw:custom-shape draw:style-name="gr14" draw:text-style-name="P30" draw:id="id34" draw:layer="layout" svg:width="2.768cm" svg:height="2.419cm" svg:x="24.741cm" svg:y="11.067cm">
          <text:p text:style-name="P8"><text:span text:style-name="T27">osw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6cm" svg:x2="26.125cm" svg:y2="14.366cm" draw:start-shape="id34" draw:start-glue-point="2" draw:end-shape="id32" draw:end-glue-point="0" svg:d="m26125 13486v880">
          <text:p text:style-name="P1"/>
        </draw:connector>
        <draw:custom-shape draw:style-name="gr14" draw:text-style-name="P30" draw:id="id35" draw:layer="layout" svg:width="3.491cm" svg:height="2.419cm" svg:x="24.367cm" svg:y="7.768cm">
          <text:p text:style-name="P8"><text:span text:style-name="T27">integration</text:span></text:p>
          <text:p text:style-name="P8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7cm" svg:x2="26.125cm" svg:y2="11.067cm" draw:start-shape="id35" draw:start-glue-point="2" draw:end-shape="id34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4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2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7"><text:span text:style-name="T32">os.common-tgt-items.os=os.common-tgt-items-std</text:span></text:p>
              </text:list-item>
            </text:list>
            <text:list text:style-name="L2">
              <text:list-item>
                <text:p text:style-name="P17"><text:span text:style-name="T32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<text:line-break/>by fetching contents of<text:line-break/>collections in adva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4" draw:text-style-name="P30" draw:id="id37" draw:layer="layout" svg:width="3.068cm" svg:height="3.443cm" svg:x="20.565cm" svg:y="16.835cm">
          <text:p text:style-name="P8"><text:span text:style-name="T27">db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3" draw:id="id36" draw:layer="layout" svg:width="3.067cm" svg:height="2.37cm" svg:x="20.565cm" svg:y="13.617cm">
          <text:p text:style-name="P8"><text:span text:style-name="T31">os.common</text:span></text:p>
          <text:p text:style-name="P8"><text:span text:style-name="T31">-tgt</text:span></text:p>
          <text:p text:style-name="P8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7cm" svg:x2="22.098cm" svg:y2="16.835cm" draw:start-shape="id36" draw:start-glue-point="2" draw:end-shape="id37" draw:end-glue-point="5" svg:d="m22098 15987v848">
          <text:p text:style-name="P1"/>
        </draw:connector>
        <draw:custom-shape draw:style-name="gr14" draw:text-style-name="P30" draw:id="id38" draw:layer="layout" svg:width="3.067cm" svg:height="2.37cm" svg:x="16.266cm" svg:y="13.617cm">
          <text:p text:style-name="P8"><text:span text:style-name="T27">osw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2cm" svg:x2="20.565cm" svg:y2="14.802cm" draw:start-shape="id38" draw:start-glue-point="1" draw:end-shape="id36" draw:end-glue-point="3" svg:d="m19333 14802h1232">
          <text:p text:style-name="P1"/>
        </draw:connector>
        <draw:custom-shape draw:style-name="gr14" draw:text-style-name="P30" draw:id="id39" draw:layer="layout" svg:width="3.067cm" svg:height="2.37cm" svg:x="11.667cm" svg:y="13.617cm">
          <text:p text:style-name="P8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2cm" svg:x2="16.266cm" svg:y2="14.802cm" draw:start-shape="id39" draw:start-glue-point="1" draw:end-shape="id38" draw:end-glue-point="3" svg:d="m14734 14802h1532">
          <text:p text:style-name="P1"/>
        </draw:connector>
        <draw:custom-shape draw:style-name="gr14" draw:text-style-name="P30" draw:id="id40" draw:layer="layout" svg:width="3.791cm" svg:height="2.394cm" svg:x="11.312cm" svg:y="17.533cm">
          <text:p text:style-name="P8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3cm" svg:x2="13.2cm" svg:y2="15.987cm" draw:start-shape="id40" draw:start-glue-point="5" draw:end-shape="id39" draw:end-glue-point="2" svg:d="m13207 17533-7-1546">
          <text:p text:style-name="P1"/>
        </draw:connector>
        <draw:custom-shape draw:style-name="gr14" draw:text-style-name="P30" draw:id="id42" draw:layer="layout" svg:width="2.593cm" svg:height="2.669cm" svg:x="24.816cm" svg:y="17.609cm">
          <text:p text:style-name="P8"><text:span text:style-name="T27">db</text:span></text:p>
          <text:p text:style-name="P8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41" draw:layer="layout" svg:width="2.768cm" svg:height="2.419cm" svg:x="24.741cm" svg:y="14.367cm">
          <text:p text:style-name="P8"><text:span text:style-name="T27">os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6cm" svg:x2="26.112cm" svg:y2="17.609cm" draw:start-shape="id41" draw:start-glue-point="2" draw:end-shape="id42" draw:end-glue-point="5" svg:d="m26125 16786-13 823">
          <text:p text:style-name="P1"/>
        </draw:connector>
        <draw:custom-shape draw:style-name="gr14" draw:text-style-name="P30" draw:id="id43" draw:layer="layout" svg:width="2.768cm" svg:height="2.419cm" svg:x="24.741cm" svg:y="11.068cm">
          <text:p text:style-name="P8"><text:span text:style-name="T27">osw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7cm" svg:x2="26.125cm" svg:y2="14.367cm" draw:start-shape="id43" draw:start-glue-point="2" draw:end-shape="id41" draw:end-glue-point="0" svg:d="m26125 13487v880">
          <text:p text:style-name="P1"/>
        </draw:connector>
        <draw:custom-shape draw:style-name="gr14" draw:text-style-name="P30" draw:id="id44" draw:layer="layout" svg:width="3.491cm" svg:height="2.419cm" svg:x="24.367cm" svg:y="7.769cm">
          <text:p text:style-name="P8"><text:span text:style-name="T27">integration</text:span></text:p>
          <text:p text:style-name="P8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8cm" svg:x2="26.125cm" svg:y2="11.068cm" draw:start-shape="id44" draw:start-glue-point="2" draw:end-shape="id43" draw:end-glue-point="0" svg:d="m26112 10188 13 880">
          <text:p text:style-name="P1"/>
        </draw:connector>
        <draw:custom-shape draw:style-name="gr14" draw:text-style-name="P30" draw:id="id45" draw:layer="layout" svg:width="3.067cm" svg:height="2.37cm" svg:x="20.567cm" svg:y="10.317cm">
          <text:p text:style-name="P8"><text:span text:style-name="T27">os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cm" svg:y1="12.687cm" svg:x2="22.098cm" svg:y2="13.617cm" draw:start-shape="id45" draw:start-glue-point="2" draw:end-shape="id36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5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3">os.common-translated-std.class</text:span><text:span text:style-name="T33"><text:line-break/></text:span><text:span text:style-name="T33">=org.intermine.objectstore.translating.ObjectStoreTranslatingImpl</text:span></text:p>
              </text:list-item>
            </text:list>
            <text:list text:style-name="L2">
              <text:list-item>
                <text:p text:style-name="P17"><text:span text:style-name="T33">os.common-translated-std.model=tutorialmodel</text:span></text:p>
              </text:list-item>
            </text:list>
            <text:list text:style-name="L2">
              <text:list-item>
                <text:p text:style-name="P17"><text:span text:style-name="T33">os.common-translated-std.os=os.common-tgt-items</text:span></text:p>
              </text:list-item>
            </text:list>
            <text:list text:style-name="L2">
              <text:list-item>
                <text:p text:style-name="P17"><text:span text:style-name="T33">os.common-translated-std.translatorClass</text:span><text:span text:style-name="T33"><text:line-break/></text:span><text:span text:style-name="T33">=org.intermine.dataconversion.ItemToObjectTranslator</text:span></text:p>
              </text:list-item>
            </text:list>
            <text:list text:style-name="L2">
              <text:list-item>
                <text:p text:style-name="P17"><text:span text:style-name="T33">os.common-translated.class=org.intermine.objectstore.fastcollections</text:span><text:span text:style-name="T33"><text:line-break/></text:span><text:span text:style-name="T33">.ObjectStoreFastCollectionsForTranslatorImpl</text:span></text:p>
              </text:list-item>
            </text:list>
            <text:list text:style-name="L2">
              <text:list-item>
                <text:p text:style-name="P17"><text:span text:style-name="T33">os.common-translated.model=tutorialmodel</text:span></text:p>
              </text:list-item>
            </text:list>
            <text:list text:style-name="L2">
              <text:list-item>
                <text:p text:style-name="P17"><text:span text:style-name="T33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</draw:text-box>
        </draw:frame>
        <draw:custom-shape draw:style-name="gr14" draw:text-style-name="P30" draw:id="id47" draw:layer="layout" svg:width="3.068cm" svg:height="3.443cm" svg:x="20.565cm" svg:y="16.836cm">
          <text:p text:style-name="P8"><text:span text:style-name="T27">db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3" draw:id="id46" draw:layer="layout" svg:width="3.067cm" svg:height="2.37cm" svg:x="20.565cm" svg:y="13.618cm">
          <text:p text:style-name="P8"><text:span text:style-name="T31">os.common</text:span></text:p>
          <text:p text:style-name="P8"><text:span text:style-name="T31">-tgt</text:span></text:p>
          <text:p text:style-name="P8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098cm" svg:y1="15.988cm" svg:x2="22.098cm" svg:y2="16.836cm" draw:start-shape="id46" draw:start-glue-point="2" draw:end-shape="id47" draw:end-glue-point="5" svg:d="m22098 15988v848">
          <text:p text:style-name="P1"/>
        </draw:connector>
        <draw:custom-shape draw:style-name="gr14" draw:text-style-name="P30" draw:id="id48" draw:layer="layout" svg:width="3.067cm" svg:height="2.37cm" svg:x="16.266cm" svg:y="13.618cm">
          <text:p text:style-name="P8"><text:span text:style-name="T27">osw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9.333cm" svg:y1="14.803cm" svg:x2="20.565cm" svg:y2="14.803cm" draw:start-shape="id48" draw:start-glue-point="1" draw:end-shape="id46" draw:end-glue-point="3" svg:d="m19333 14803h1232">
          <text:p text:style-name="P1"/>
        </draw:connector>
        <draw:custom-shape draw:style-name="gr14" draw:text-style-name="P30" draw:id="id49" draw:layer="layout" svg:width="3.067cm" svg:height="2.37cm" svg:x="11.667cm" svg:y="13.618cm">
          <text:p text:style-name="P8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14.734cm" svg:y1="14.803cm" svg:x2="16.266cm" svg:y2="14.803cm" draw:start-shape="id49" draw:start-glue-point="1" draw:end-shape="id48" draw:end-glue-point="3" svg:d="m14734 14803h1532">
          <text:p text:style-name="P1"/>
        </draw:connector>
        <draw:custom-shape draw:style-name="gr14" draw:text-style-name="P30" draw:id="id50" draw:layer="layout" svg:width="3.791cm" svg:height="2.394cm" svg:x="11.312cm" svg:y="17.534cm">
          <text:p text:style-name="P8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9" draw:layer="layout" draw:type="line" svg:x1="13.207cm" svg:y1="17.534cm" svg:x2="13.2cm" svg:y2="15.988cm" draw:start-shape="id50" draw:start-glue-point="5" draw:end-shape="id49" draw:end-glue-point="2" svg:d="m13207 17534-7-1546">
          <text:p text:style-name="P1"/>
        </draw:connector>
        <draw:custom-shape draw:style-name="gr14" draw:text-style-name="P30" draw:id="id52" draw:layer="layout" svg:width="2.593cm" svg:height="2.669cm" svg:x="24.816cm" svg:y="17.61cm">
          <text:p text:style-name="P8"><text:span text:style-name="T27">db</text:span></text:p>
          <text:p text:style-name="P8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0" draw:id="id51" draw:layer="layout" svg:width="2.768cm" svg:height="2.419cm" svg:x="24.741cm" svg:y="14.368cm">
          <text:p text:style-name="P8"><text:span text:style-name="T27">os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6.787cm" svg:x2="26.112cm" svg:y2="17.61cm" draw:start-shape="id51" draw:start-glue-point="2" draw:end-shape="id52" draw:end-glue-point="5" svg:d="m26125 16787-13 823">
          <text:p text:style-name="P1"/>
        </draw:connector>
        <draw:custom-shape draw:style-name="gr14" draw:text-style-name="P30" draw:id="id53" draw:layer="layout" svg:width="2.768cm" svg:height="2.419cm" svg:x="24.741cm" svg:y="11.069cm">
          <text:p text:style-name="P8"><text:span text:style-name="T27">osw</text:span></text:p>
          <text:p text:style-name="P8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25cm" svg:y1="13.488cm" svg:x2="26.125cm" svg:y2="14.368cm" draw:start-shape="id53" draw:start-glue-point="2" draw:end-shape="id51" draw:end-glue-point="0" svg:d="m26125 13488v880">
          <text:p text:style-name="P1"/>
        </draw:connector>
        <draw:custom-shape draw:style-name="gr14" draw:text-style-name="P30" draw:id="id54" draw:layer="layout" svg:width="3.491cm" svg:height="2.419cm" svg:x="24.367cm" svg:y="7.77cm">
          <text:p text:style-name="P8"><text:span text:style-name="T27">integration</text:span></text:p>
          <text:p text:style-name="P8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12cm" svg:y1="10.189cm" svg:x2="26.125cm" svg:y2="11.069cm" draw:start-shape="id54" draw:start-glue-point="2" draw:end-shape="id53" draw:end-glue-point="0" svg:d="m26112 10189 13 880">
          <text:p text:style-name="P1"/>
        </draw:connector>
        <draw:custom-shape draw:style-name="gr14" draw:text-style-name="P30" draw:id="id55" draw:layer="layout" svg:width="3.067cm" svg:height="2.37cm" svg:x="20.567cm" svg:y="10.318cm">
          <text:p text:style-name="P8"><text:span text:style-name="T27">os</text:span></text:p>
          <text:p text:style-name="P8"><text:span text:style-name="T27">.common</text:span></text:p>
          <text:p text:style-name="P8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cm" svg:y1="12.688cm" svg:x2="22.098cm" svg:y2="13.618cm" draw:start-shape="id55" draw:start-glue-point="2" draw:end-shape="id46" draw:end-glue-point="0" svg:d="m22100 12688-2 930">
          <text:p text:style-name="P1"/>
        </draw:connector>
        <draw:custom-shape draw:style-name="gr14" draw:text-style-name="P33" draw:id="id56" draw:layer="layout" svg:width="3.067cm" svg:height="2.37cm" svg:x="20.568cm" svg:y="7.018cm">
          <text:p text:style-name="P8"><text:span text:style-name="T31">os.common</text:span></text:p>
          <text:p text:style-name="P8"><text:span text:style-name="T31">-translated</text:span></text:p>
          <text:p text:style-name="P8"><text:span text:style-name="T31">-st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01cm" svg:y1="9.388cm" svg:x2="22.1cm" svg:y2="10.318cm" draw:start-shape="id56" draw:start-glue-point="2" draw:end-shape="id55" draw:end-glue-point="0" svg:d="m22101 9388-1 930">
          <text:p text:style-name="P1"/>
        </draw:connector>
        <draw:custom-shape draw:style-name="gr14" draw:text-style-name="P33" draw:id="id57" draw:layer="layout" svg:width="3.067cm" svg:height="2.37cm" svg:x="20.569cm" svg:y="3.618cm">
          <text:p text:style-name="P8"><text:span text:style-name="T31">os.common</text:span></text:p>
          <text:p text:style-name="P8"><text:span text:style-name="T31">-translated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2.102cm" svg:y1="5.988cm" svg:x2="22.101cm" svg:y2="7.018cm" draw:start-shape="id57" draw:start-glue-point="2" draw:end-shape="id56" draw:end-glue-point="0" svg:d="m22102 5988-1 1030">
          <text:p text:style-name="P1"/>
        </draw:connector>
        <draw:custom-shape draw:style-name="gr14" draw:text-style-name="P30" draw:id="id58" draw:layer="layout" svg:width="3.067cm" svg:height="2.37cm" svg:x="24.568cm" svg:y="3.618cm">
          <text:p text:style-name="P8"><text:span text:style-name="T27">Data</text:span></text:p>
          <text:p text:style-name="P8"><text:span text:style-name="T27">Loader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26.101cm" svg:y1="5.988cm" svg:x2="26.112cm" svg:y2="7.77cm" draw:start-shape="id58" draw:start-glue-point="2" draw:end-shape="id54" draw:end-glue-point="0" svg:d="m26101 5988 11 1782">
          <text:p text:style-name="P1"/>
        </draw:connector>
        <draw:connector draw:style-name="gr15" draw:text-style-name="P9" draw:layer="layout" draw:type="line" svg:x1="24.568cm" svg:y1="4.803cm" svg:x2="23.636cm" svg:y2="4.803cm" draw:start-shape="id58" draw:start-glue-point="3" draw:end-shape="id57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476cm" svg:height="14.626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Department.key1=name</text:span></text:p>
              </text:list-item>
            </text:list>
            <text:list text:style-name="L3">
              <text:list-item>
                <text:p text:style-name="P13"><text:span text:style-name="T9">Employee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10">
              <text:list-item>
                <text:p text:style-name="P13"><text:span text:style-name="T9">Department.key=key1</text:span></text:p>
              </text:list-item>
            </text:list>
            <text:list text:style-name="L10">
              <text:list-item>
                <text:p text:style-name="P13"><text:span text:style-name="T9">Employee.key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709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13"><text:span text:style-name="T9">&lt;?xml version="1.0"?&gt;</text:span></text:p>
              </text:list-item>
            </text:list>
            <text:list text:style-name="L3">
              <text:list-item>
                <text:p text:style-name="P13"><text:span text:style-name="T9">&lt;items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tem id="1" class="Employee"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name" value="Fred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age" value="27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fullTime" value="true"/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reference name="department" ref_id="2"/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/item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item id="2" class="Department"&gt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&lt;attribute name="name" value="Marketing"/&gt;</text:span></text:p>
              </text:list-item>
            </text:list>
            <text:list text:style-name="L3">
              <text:list-item>
                <text:p text:style-name="P13"><text:span text:style-name="T9"><text:s text:c="2"/></text:span><text:span text:style-name="T9">&lt;/item&gt;</text:span></text:p>
              </text:list-item>
            </text:list>
            <text:list text:style-name="L3">
              <text:list-item>
                <text:p text:style-name="P13"><text:span text:style-name="T9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4.202cm" svg:height="15.051cm" svg:x="2.058cm" svg:y="4.442cm" presentation:class="outline" presentation:user-transformed="true">
          <draw:text-box>
            <text:list text:style-name="L2">
              <text:list-item>
                <text:p text:style-name="P5">Now run “ant -Dsource=all”.</text:p>
              </text:list-item>
            </text:list>
            <text:list text:style-name="L2">
              <text:list-item>
                <text:list>
                  <text:list-item>
                    <text:p text:style-name="P6">This loads the data into the main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get a message in a file called “intermine.log” saying “Finished dataloading 2 objects”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ther data sources can be loaded in the same wa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their objects match ones already in the database, the fields values will need to be picked by priority – another config file is used for th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provides a web application to provide access to the database.</text:p>
              </text:list-item>
            </text:list>
            <text:list text:style-name="L2">
              <text:list-item>
                <text:list>
                  <text:list-item>
                    <text:p text:style-name="P6">It is designed as a data mining interface, allowing complex queries to be built and executed. We run it inside Apache Tomc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create another sub-project called “webapp” with another build.xml: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4">&lt;project name="tutorial-webapp" default="default" basedir="."&gt;</text:span></text:p>
              </text:list-item>
            </text:list>
            <text:list text:style-name="L3">
              <text:list-item>
                <text:p text:style-name="P13"><text:span text:style-name="T34"><text:s text:c="2"/></text:span><text:span text:style-name="T34">&lt;description&gt;Web application&lt;/description&gt;</text:span></text:p>
              </text:list-item>
            </text:list>
            <text:list text:style-name="L3">
              <text:list-item>
                <text:p text:style-name="P13"><text:span text:style-name="T34"><text:s text:c="2"/></text:span><text:span text:style-name="T34">&lt;import file="</text:span><text:span text:style-name="T35">...</text:span><text:span text:style-name="T34">/imbuild/application.xml"/&gt;</text:span></text:p>
              </text:list-item>
            </text:list>
            <text:list text:style-name="L3">
              <text:list-item>
                <text:p text:style-name="P13"><text:span text:style-name="T34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It has another database for user accounts:</text:p>
              </text:list-item>
            </text:list>
            <text:list text:style-name="L13">
              <text:list-item>
                <text:p text:style-name="P36"><text:span text:style-name="T36">db.tutorial-userprofile.datasource.class=org.postgresql.jdbc3.Jdbc3PoolingDataSource</text:span></text:p>
              </text:list-item>
            </text:list>
            <text:list text:style-name="L13">
              <text:list-item>
                <text:p text:style-name="P36"><text:span text:style-name="T36">db.tutorial-userprofile.datasource.dataSourceName=db.tutorial-userprofile</text:span></text:p>
              </text:list-item>
            </text:list>
            <text:list text:style-name="L13">
              <text:list-item>
                <text:p text:style-name="P36"><text:span text:style-name="T36">db.tutorial-userprofile.datasource.maxConnections=30</text:span></text:p>
              </text:list-item>
            </text:list>
            <text:list text:style-name="L13">
              <text:list-item>
                <text:p text:style-name="P36"><text:span text:style-name="T36">db.tutorial-userprofile.driver=org.postgresql.Driver</text:span></text:p>
              </text:list-item>
            </text:list>
            <text:list text:style-name="L13">
              <text:list-item>
                <text:p text:style-name="P36"><text:span text:style-name="T36">db.tutorial-userprofile.platform=PostgreSQL</text:span></text:p>
              </text:list-item>
            </text:list>
            <text:list text:style-name="L13">
              <text:list-item>
                <text:p text:style-name="P36"><text:span text:style-name="T36">db.tutorial-userprofile.datasource.serverName=</text:span><text:span text:style-name="T37">server.flymine.org</text:span></text:p>
              </text:list-item>
            </text:list>
            <text:list text:style-name="L13">
              <text:list-item>
                <text:p text:style-name="P36"><text:span text:style-name="T36">db.tutorial-userprofile.datasource.databaseName=tutorial-userprofile</text:span></text:p>
              </text:list-item>
            </text:list>
            <text:list text:style-name="L13">
              <text:list-item>
                <text:p text:style-name="P36"><text:span text:style-name="T36">db.tutorial-userprofile.datasource.user=</text:span><text:span text:style-name="T37">fred</text:span></text:p>
              </text:list-item>
            </text:list>
            <text:list text:style-name="L13">
              <text:list-item>
                <text:p text:style-name="P36"><text:span text:style-name="T36">db.tutorial-userprofile.datasource.password=</text:span><text:span text:style-name="T37">whatever</text:span></text:p>
              </text:list-item>
            </text:list>
            <text:list text:style-name="L13">
              <text:list-item>
                <text:p text:style-name="P36"><text:span text:style-name="T36">os.tutorial-userprofile.class=org.intermine.objectstore.intermine.ObjectStoreInterMineImpl</text:span></text:p>
              </text:list-item>
            </text:list>
            <text:list text:style-name="L13">
              <text:list-item>
                <text:p text:style-name="P36"><text:span text:style-name="T36">os.tutorial-userprofile.model=userprofile</text:span></text:p>
              </text:list-item>
            </text:list>
            <text:list text:style-name="L13">
              <text:list-item>
                <text:p text:style-name="P36"><text:span text:style-name="T36">os.tutorial-userprofile.db=db.tutorial-userprofile</text:span></text:p>
              </text:list-item>
            </text:list>
            <text:list text:style-name="L13">
              <text:list-item>
                <text:p text:style-name="P36"><text:span text:style-name="T36">os.tutorial-userprofile.noNotXml=true</text:span></text:p>
              </text:list-item>
            </text:list>
            <text:list text:style-name="L13">
              <text:list-item>
                <text:p text:style-name="P36"><text:span text:style-name="T36">os.tutorial-userprofile.minBagTableSize=100</text:span></text:p>
              </text:list-item>
            </text:list>
            <text:list text:style-name="L13">
              <text:list-item>
                <text:p text:style-name="P36"><text:span text:style-name="T36">os.tutorial-userprofile.missingTables=InterMineObject</text:span></text:p>
              </text:list-item>
            </text:list>
            <text:list text:style-name="L13">
              <text:list-item>
                <text:p text:style-name="P36"><text:span text:style-name="T36">osw.tutorial-userprofile.class</text:span><text:span text:style-name="T36"><text:line-break/></text:span><text:span text:style-name="T36">=org.intermine.objectstore.intermine.ObjectStoreWriterInterMineImpl</text:span></text:p>
              </text:list-item>
            </text:list>
            <text:list text:style-name="L13">
              <text:list-item>
                <text:p text:style-name="P36"><text:span text:style-name="T36">osw.tutorial-userprofile.os=os.tutorial-userprofi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3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4">
              <text:list-item>
                <text:p text:style-name="P37"><text:span text:style-name="T38">compile.dependencies = intermine/webapp/main,\</text:span></text:p>
              </text:list-item>
            </text:list>
            <text:list text:style-name="L14">
              <text:list-item>
                <text:p text:style-name="P37"><text:span text:style-name="T38"><text:s text:c="23"/></text:span><text:span text:style-name="T39">...</text:span><text:span text:style-name="T38">/tutorial/dbmodel</text:span></text:p>
              </text:list-item>
            </text:list>
            <text:list text:style-name="L14">
              <text:list-item>
                <text:p text:style-name="P37"><text:span text:style-name="T38">deploy.dependencies = </text:span><text:span text:style-name="T39">...</text:span><text:span text:style-name="T38">/tutorial/dbmodel</text:span></text:p>
              </text:list-item>
            </text:list>
            <text:list text:style-name="L14">
              <text:list-item>
                <text:p text:style-name="P37"><text:span text:style-name="T38">objectstore.name = os.tutorial</text:span></text:p>
              </text:list-item>
            </text:list>
            <text:list text:style-name="L14">
              <text:list-item>
                <text:p text:style-name="P37"><text:span text:style-name="T38">userprofile.objectstorewriter.name = osw.tutorial-userprofile</text:span></text:p>
              </text:list-item>
            </text:list>
            <text:list text:style-name="L14">
              <text:list-item>
                <text:p text:style-name="P37"><text:span text:style-name="T38">userprofile.objectstore.name = os.tutorial-userprofile</text:span></text:p>
              </text:list-item>
            </text:list>
            <text:list text:style-name="L14">
              <text:list-item>
                <text:p text:style-name="P37"><text:span text:style-name="T38">userprofile.db.name = db.tutorial-userprofile</text:span></text:p>
              </text:list-item>
            </text:list>
            <text:list text:style-name="L14">
              <text:list-item>
                <text:p text:style-name="P37"><text:span text:style-name="T38">userprofile.model.name = userprofile</text:span></text:p>
              </text:list-item>
            </text:list>
            <text:list text:style-name="L14">
              <text:list-item>
                <text:p text:style-name="P37"><text:span text:style-name="T38">base.webapp.path = intermine/webapp/main/dist/intermine-webapp.war</text:span></text:p>
              </text:list-item>
            </text:list>
            <text:list text:style-name="L14">
              <text:list-item>
                <text:p text:style-name="P37"><text:span text:style-name="T38">intermine.properties.file = csstutorial.properties</text:span></text:p>
              </text:list-item>
            </text:list>
            <text:list text:style-name="L14">
              <text:list-item>
                <text:p text:style-name="P37"><text:span text:style-name="T38">default.intermine.properties.file = ../default.intermine.integrate.properties</text:span></text:p>
              </text:list-item>
            </text:list>
            <text:list text:style-name="L2">
              <text:list-item>
                <text:list>
                  <text:list-item>
                    <text:p text:style-name="P6">Defines which databases are to be used by the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classDescriptions.properties, class_keys.properties, and webconfig-model.x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final config file determines where the application will be deployed:</text:p>
              </text:list-item>
            </text:list>
            <text:list text:style-name="L3">
              <text:list-item>
                <text:p text:style-name="P13"><text:span text:style-name="T40">www.serverlocation=</text:span><text:span text:style-name="T41">fred@server:public_html/csstutorial</text:span></text:p>
              </text:list-item>
            </text:list>
            <text:list text:style-name="L3">
              <text:list-item>
                <text:p text:style-name="P13"><text:span text:style-name="T40">superuser.account=</text:span><text:span text:style-name="T41">fred@flymine.org</text:span></text:p>
              </text:list-item>
            </text:list>
            <text:list text:style-name="L3">
              <text:list-item>
                <text:p text:style-name="P13"><text:span text:style-name="T40">project.sitePrefix=</text:span><text:span text:style-name="T41">http://server/~fred/csstutorial</text:span></text:p>
              </text:list-item>
            </text:list>
            <text:list text:style-name="L3">
              <text:list-item>
                <text:p text:style-name="P13"><text:span text:style-name="T40">project.helpLocation=</text:span><text:span text:style-name="T41">http://server/~fred/csstutorial/help</text:span></text:p>
              </text:list-item>
            </text:list>
            <text:list text:style-name="L3">
              <text:list-item>
                <text:p text:style-name="P13"><text:span text:style-name="T40">project.releaseVersion=1.0</text:span></text:p>
              </text:list-item>
            </text:list>
            <text:list text:style-name="L3">
              <text:list-item>
                <text:p text:style-name="P13"><text:span text:style-name="T40"/></text:p>
              </text:list-item>
            </text:list>
            <text:list text:style-name="L3">
              <text:list-item>
                <text:p text:style-name="P13"><text:span text:style-name="T40"># Web application</text:span></text:p>
              </text:list-item>
            </text:list>
            <text:list text:style-name="L3">
              <text:list-item>
                <text:p text:style-name="P13"><text:span text:style-name="T40">webapp.deploy.url=</text:span><text:span text:style-name="T41">http://server:8080</text:span></text:p>
              </text:list-item>
            </text:list>
            <text:list text:style-name="L3">
              <text:list-item>
                <text:p text:style-name="P13"><text:span text:style-name="T40">webapp.baseurl=</text:span><text:span text:style-name="T41">http://server:8080</text:span></text:p>
              </text:list-item>
            </text:list>
            <text:list text:style-name="L3">
              <text:list-item>
                <text:p text:style-name="P13"><text:span text:style-name="T40">webapp.path=csstutorial</text:span></text:p>
              </text:list-item>
            </text:list>
            <text:list text:style-name="L3">
              <text:list-item>
                <text:p text:style-name="P13"><text:span text:style-name="T40">webapp.manager=</text:span><text:span text:style-name="T41">fred</text:span></text:p>
              </text:list-item>
            </text:list>
            <text:list text:style-name="L3">
              <text:list-item>
                <text:p text:style-name="P13"><text:span text:style-name="T40">webapp.password=</text:span><text:span text:style-name="T41">whatever</text:span></text:p>
              </text:list-item>
            </text:list>
            <text:list text:style-name="L3">
              <text:list-item>
                <text:p text:style-name="P13"><text:span text:style-name="T40">webapp.viewByID.prefix=objectDetails.do?id=</text:span></text:p>
              </text:list-item>
            </text:list>
            <text:list text:style-name="L3">
              <text:list-item>
                <text:p text:style-name="P13"><text:span text:style-name="T40">webapp.logdir=</text:span><text:span text:style-name="T41">/path/to/tomcat/logs</text:span></text:p>
              </text:list-item>
            </text:list>
            <text:list text:style-name="L3">
              <text:list-item>
                <text:p text:style-name="P13"><text:span text:style-name="T40">webapp.os.alias=os.tutorial</text:span></text:p>
              </text:list-item>
            </text:list>
            <text:list text:style-name="L3">
              <text:list-item>
                <text:p text:style-name="P13"><text:span text:style-name="T40">webapp.userprofile.os.alias=osw.tutorial-userprofile</text:span></text:p>
              </text:list-item>
            </text:list>
            <text:list text:style-name="L3">
              <text:list-item>
                <text:p text:style-name="P13"><text:span text:style-name="T40">project.standalone=t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In the webapp directory, run<text:line-break/>“ant release-webapp”.</text:p>
              </text:list-item>
            </text:list>
            <text:list text:style-name="L2">
              <text:list-item>
                <text:list>
                  <text:list-item>
                    <text:p text:style-name="P6">This compiles a WAR file and deploys it to Tomcat using the parameters in your properties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create a usable but simple web site that allows you to build queries on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much more functionality that can be plugged in or otherwise config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FlyMine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FlyMine is a fully-configured instance of InterMine.</text:p>
              </text:list-item>
            </text:list>
            <text:list text:style-name="L2">
              <text:list-item>
                <text:list>
                  <text:list-item>
                    <text:p text:style-name="P6">It is beyond the scope of this presentation to show you how to add all these features, but I may as well show them off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51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8-28T22:24:48</dc:date>
    <meta:editing-cycles>16</meta:editing-cycles>
    <meta:editing-duration>P11DT9H47M42S</meta:editing-duration>
    <meta:user-defined meta:name="Info 1"/>
    <meta:user-defined meta:name="Info 2"/>
    <meta:user-defined meta:name="Info 3"/>
    <meta:user-defined meta:name="Info 4"/>
    <meta:document-statistic meta:object-count="334"/>
  </office:meta>
</office:document-meta>
</file>